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530b" officeooo:paragraph-rsid="000f530b"/>
    </style:style>
    <style:style style:name="P2" style:family="paragraph" style:parent-style-name="Preformatted_20_Text">
      <style:text-properties officeooo:rsid="0010e8c3" officeooo:paragraph-rsid="0010e8c3"/>
    </style:style>
    <style:style style:name="T1" style:family="text">
      <style:text-properties officeooo:rsid="00123f6b"/>
    </style:style>
    <style:style style:name="T2" style:family="text">
      <style:text-properties officeooo:rsid="0013c665"/>
    </style:style>
    <style:style style:name="T3" style:family="text">
      <style:text-properties officeooo:rsid="001533b9"/>
    </style:style>
    <style:style style:name="T4" style:family="text">
      <style:text-properties officeooo:rsid="001640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ding a way to integrate Cvars from Cvar manager <text:span text:style-name="T2">with</text:span> console.</text:p>
      <text:p text:style-name="P1"/>
      <text:p text:style-name="P2">When the <text:span text:style-name="T1">c</text:span>var manager finishes searching for cvars, register all <text:span text:style-name="T3">c</text:span>vars to console. Pass this script as object, and when cvar is <text:span text:style-name="T4">changed, console will call method from this script, and we change the cvar value using cvar manager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3T13:52:25.148632981</dc:date>
    <meta:editing-duration>PT4M56S</meta:editing-duration>
    <meta:editing-cycles>10</meta:editing-cycles>
    <meta:document-statistic meta:table-count="0" meta:image-count="0" meta:object-count="0" meta:page-count="1" meta:paragraph-count="2" meta:word-count="50" meta:character-count="294" meta:non-whitespace-character-count="246"/>
  </office:meta>
</office:document-meta>
</file>